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solid" style:text-underline-width="auto" style:text-underline-color="font-color" fo:font-weight="bold" style:text-blinking="false" fo:background-color="transparent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NAIN</text:p>
      <text:p text:style-name="P3"/>
      <text:p text:style-name="P2">Nanna, The Runnemaster (2&gt;3€) : </text:p>
      <text:p text:style-name="P2"/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Dwarves) </text:span></text:p>
      <text:p text:style-name="P1">Contactez moi.</text:p>
      <text:p text:style-name="P1">Photo non contractuel, Figurine à monter et sans socle autre que proposé.</text:p>
      <text:p text:style-name="P5">Figurines déssinées par Lost Kingdom Miniatures.</text:p>
      <text:p text:style-name="P1"/>
      <text:p text:style-name="P1"/>
      <text:p text:style-name="P2">Thordin, One Eye <text:s/>(2&gt;3€) : </text:p>
      <text:p text:style-name="P2"/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Magyabor Guard Etat-Major 6&gt;8€ : </text:p>
      <text:p text:style-name="P2"/>
      <text:p text:style-name="Standard">3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Magyabor Guard x10 11&gt;15€: </text:p>
      <text:p text:style-name="P2"/>
      <text:p text:style-name="Standard">10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Harald, Armbrost Hero (2&gt;3€) : </text:p>
      <text:p text:style-name="P2"/>
      <text:p text:style-name="Standard">Figurine en résine vendue avec socle MDF. Taille de socle carré ou rond de 20x20mm.<text:line-break/><text:soft-pag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Dwarves) </text:span></text:p>
      <text:p text:style-name="P1">Contactez moi.</text:p>
      <text:p text:style-name="P1">Photo non contractuel, Figurine à monter et sans socle autre que proposé.</text:p>
      <text:p text:style-name="P5">Figurines déssinées par Lost Kingdom Miniatures.</text:p>
      <text:p text:style-name="P1"/>
      <text:p text:style-name="P1"/>
      <text:p text:style-name="P2">Inga, Engineer Captain <text:s/>(2&gt;3€) : </text:p>
      <text:p text:style-name="P2"/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Armbrost Guard Etat-Major 4&gt;6€ : </text:p>
      <text:p text:style-name="P2"/>
      <text:p text:style-name="Standard">3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Armbrost Guard x10 11&gt;14€: </text:p>
      <text:p text:style-name="P2"/>
      <text:p text:style-name="Standard">10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Thorin, the Thunder on Cernunnos <text:s/>(9&gt;11€) : </text:p>
      <text:p text:style-name="P2"/>
      <text:p text:style-name="Standard">Figurine en résine vendue avec <text:s/>socle résine carré de 25x50mm ou rond de 30x60mm.<text:line-break/>Adapté pour jeu de plateau comme Warhammer et plus particulièrement The IX Age <text:span text:style-name="T1">Fantasy Battles.<text:line-break/>Possibilté de prendre un socle MDF à la place du socle résine pour 5€ de moin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<text:soft-page-break/>Figurines déssinées par Lost Kingdom Miniatures.</text:p>
      <text:p text:style-name="P5"/>
      <text:p text:style-name="P2">Heiorun Etat-Major 23&gt;28€ : </text:p>
      <text:p text:style-name="P2"/>
      <text:p text:style-name="Standard">3 Figurines en résines venduent avec socle MDF carré de 25x50mm ou rond de 30x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Heiorun x5 42€: </text:p>
      <text:p text:style-name="P2"/>
      <text:p text:style-name="Standard">5 Figurines en résines venduent avec socle MDF carré de 25x50mm ou rond de 30x60mm.<text:line-break/>Adapté pour jeu de plateau comme Warhammer et plus particulièrement The IX Age <text:span text:style-name="T1">Fantasy </text:span><text:span text:style-name="T1">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1"/>
      <text:p text:style-name="P2">Bjorn Knights x3 50€ : </text:p>
      <text:p text:style-name="P2"/>
      <text:p text:style-name="Standard">3 Figurines en résines venduent avec socle MDF et scène en résine. Taille de socle carré ou rond de 40x60mm.<text:line-break/>Adapté pour jeu de plateau comme Warhammer et plus particulièrement The IX Age <text:span text:style-name="T1">Fantasy Battles.<text:line-break/>Possibilté d'être vendu sans scénique résine <text:s/>pour 5€ de moin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Bofarr, Bjorn Commander <text:s/>45€ : </text:p>
      <text:p text:style-name="P2"/>
      <text:p text:style-name="Standard">Figurine en résine vendue avec socle MDF et scène en résine. Taille de socle carré ou rond de 40x60mm.<text:line-break/>Adapté pour jeu de plateau comme Warhammer et plus particulièrement The IX Age <text:span text:style-name="T1">Fantasy Battles.<text:line-break/>Possibilté d'être vendu sans scénique résine <text:s/>pour 7€ de moin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Airkopters <text:s/>45€ : </text:p>
      <text:p text:style-name="P2"/>
      <text:p text:style-name="Standard"><text:soft-page-break/>Figurine en résine vendue avec socle MDF carré de 40x40mm ou 50x50mm ou ovale de 60x90mm en résine (Ce dernier entraine un surcoût de 28€) ou Mdf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Airship <text:s/>200€ : </text:p>
      <text:p text:style-name="P2"/>
      <text:p text:style-name="Standard">Figurine absolument énorme en résine vendue avec un socle ovale de 150x100mm en résine .<text:line-break/>Adapté pour jeu de plateau comme Warhammer et plus particulièrement The IX Age <text:span text:style-name="T1">Fantasy Battles.<text:line-break/>Possibilté de prendre un socle MDF à la place du socle résine pour 30€ de moins.<text:line-break/></text:span><text:span text:style-name="T2">Si vous voulez plus de contenu du type de cette figurine (Cf Lost Kingdom Miniature – Niavellir </text:span><text:span text:style-name="T2">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Tanngnjostr Chariots <text:s/>25€ : </text:p>
      <text:p text:style-name="P2"/>
      <text:p text:style-name="Standard">Figurine en résine vendue avec socle résine carré de 50x100mm ou rond de 60x110mm.<text:line-break/>Adapté pour jeu de plateau comme Warhammer et plus particulièrement The IX Age <text:span text:style-name="T1">Fantasy Battles.<text:line-break/>Possibilté de prendre un socle MDF à la place du socle résine pour 5€ de moin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Tanngnjostr Wagon <text:s/>50€ : </text:p>
      <text:p text:style-name="P2"/>
      <text:p text:style-name="Standard">Figurine en résine vendue avec socles résine.<text:line-break/>Adapté pour jeu de plateau comme Warhammer et plus particulièrement The IX Age <text:span text:style-name="T1">Fantasy Battles.<text:line-break/>Possibilté de vendre sans le socle résine pour 10€ de moin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Flame Thrower Engine <text:s/>20€ : </text:p>
      <text:p text:style-name="P2"/>
      <text:p text:style-name="Standard">Figurine en résine vendue avec socle MDF rond de 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</text:span><text:soft-page-break/><text:span text:style-name="T2">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2">Orgel Cannon <text:s/>18€ : </text:p>
      <text:p text:style-name="P2"/>
      <text:p text:style-name="Standard">Figurine en résine vendue avec socle MDF rond de 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1"/>
      <text:p text:style-name="P1">Photo non contractuel, Figurine à monter et sans socle autre que proposé.</text:p>
      <text:p text:style-name="P5">Figurines déssinées par Lost Kingdom Miniatures.</text:p>
      <text:p text:style-name="P5"/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43M41S</meta:editing-duration>
    <meta:editing-cycles>33</meta:editing-cycles>
    <meta:generator>OpenOffice/4.1.6$Win32 OpenOffice.org_project/416m1$Build-9790</meta:generator>
    <dc:date>2025-02-09T22:53:16.21</dc:date>
    <dc:creator>Ycham Bounouar</dc:creator>
    <meta:document-statistic meta:table-count="0" meta:image-count="0" meta:object-count="0" meta:page-count="5" meta:paragraph-count="79" meta:word-count="1445" meta:character-count="8820"/>
    <meta:user-defined meta:name="Info 1"/>
    <meta:user-defined meta:name="Info 2"/>
    <meta:user-defined meta:name="Info 3"/>
    <meta:user-defined meta:name="Info 4"/>
  </office:meta>
</office:document-meta>
</file>